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T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Обычный" style:family="paragraph">
      <style:paragraph-properties fo:text-align="center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0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1" style:parent-style-name="Обычный" style:family="paragraph">
      <style:paragraph-properties fo:text-align="center"/>
    </style:style>
    <style:style style:name="P42" style:parent-style-name="Обычный" style:family="paragraph">
      <style:paragraph-properties fo:text-align="end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4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7" style:parent-style-name="Обычный" style:family="paragraph">
      <style:paragraph-properties fo:text-align="center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0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56" style:parent-style-name="Обычный" style:family="paragraph">
      <style:paragraph-properties fo:text-align="center"/>
    </style:style>
    <style:style style:name="P57" style:parent-style-name="Обычный" style:family="paragraph">
      <style:paragraph-properties fo:text-align="center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9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3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4" style:parent-style-name="Обычный" style:family="paragraph">
      <style:paragraph-properties fo:text-align="center"/>
    </style:style>
    <style:style style:name="P65" style:parent-style-name="Обычный" style:family="paragraph">
      <style:paragraph-properties fo:text-align="center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paragraph-properties fo:text-align="center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9" style:parent-style-name="Обычный" style:family="paragraph">
      <style:paragraph-properties fo:text-align="end"/>
    </style:style>
    <style:style style:name="P70" style:parent-style-name="Обычный" style:family="paragraph">
      <style:paragraph-properties fo:text-align="end"/>
    </style:style>
    <style:style style:name="P71" style:parent-style-name="Обычный" style:family="paragraph">
      <style:paragraph-properties fo:text-align="end"/>
    </style:style>
    <style:style style:name="P72" style:parent-style-name="Обычный" style:family="paragraph">
      <style:paragraph-properties fo:text-align="end"/>
    </style:style>
    <style:style style:name="P73" style:parent-style-name="Обычный" style:family="paragraph">
      <style:paragraph-properties fo:text-align="end"/>
    </style:style>
    <style:style style:name="P74" style:parent-style-name="Обычный" style:family="paragraph">
      <style:paragraph-properties fo:text-align="end"/>
    </style:style>
    <style:style style:name="P7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7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77" style:parent-style-name="Обычный" style:family="paragraph">
      <style:paragraph-properties fo:background-color="#000000"/>
      <style:text-properties fo:font-weight="bold" style:font-weight-asian="bold" style:font-weight-complex="bold" fo:font-size="15pt" style:font-size-asian="15pt" style:font-size-complex="15pt"/>
    </style:style>
    <style:style style:name="P7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0" style:parent-style-name="Обычный" style:family="paragraph">
      <style:text-properties fo:font-size="15pt" style:font-size-asian="15pt" style:font-size-complex="15pt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2" style:parent-style-name="Основнойшрифтабзаца" style:family="text">
      <style:text-properties fo:font-size="15pt" style:font-size-asian="15pt" style:font-size-complex="15pt"/>
    </style:style>
    <style:style style:name="T9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size="15pt" style:font-size-asian="15pt" style:font-size-complex="15pt"/>
    </style:style>
    <style:style style:name="T9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6" style:parent-style-name="Основнойшрифтабзаца" style:family="text">
      <style:text-properties fo:font-size="15pt" style:font-size-asian="15pt" style:font-size-complex="15pt"/>
    </style:style>
    <style:style style:name="T9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size="15pt" style:font-size-asian="15pt" style:font-size-complex="15pt"/>
    </style:style>
    <style:style style:name="T9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size="15pt" style:font-size-asian="15pt" style:font-size-complex="15pt"/>
    </style:style>
    <style:style style:name="T10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size="15pt" style:font-size-asian="15pt" style:font-size-complex="15pt"/>
    </style:style>
    <style:style style:name="T10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size="15pt" style:font-size-asian="15pt" style:font-size-complex="15pt"/>
    </style:style>
    <style:style style:name="P105" style:parent-style-name="Обычный" style:family="paragraph">
      <style:text-properties fo:font-size="15pt" style:font-size-asian="15pt" style:font-size-complex="15pt"/>
    </style:style>
    <style:style style:name="P106" style:parent-style-name="Обычный" style:family="paragraph">
      <style:text-properties fo:font-size="15pt" style:font-size-asian="15pt" style:font-size-complex="15pt"/>
    </style:style>
    <style:style style:name="P107" style:parent-style-name="Обычный" style:family="paragraph">
      <style:text-properties fo:font-size="15pt" style:font-size-asian="15pt" style:font-size-complex="15pt"/>
    </style:style>
    <style:style style:name="P108" style:parent-style-name="Обычный" style:family="paragraph">
      <style:text-properties fo:font-size="15pt" style:font-size-asian="15pt" style:font-size-complex="15pt" fo:language="en" fo:country="US"/>
    </style:style>
    <style:style style:name="P109" style:parent-style-name="Обычный" style:family="paragraph">
      <style:text-properties fo:font-size="15pt" style:font-size-asian="15pt" style:font-size-complex="15pt" fo:language="en" fo:country="US"/>
    </style:style>
    <style:style style:name="P110" style:parent-style-name="Обычный" style:family="paragraph">
      <style:text-properties fo:font-size="15pt" style:font-size-asian="15pt" style:font-size-complex="15pt" fo:language="en" fo:country="US"/>
    </style:style>
    <style:style style:name="P111" style:parent-style-name="Обычный" style:family="paragraph">
      <style:text-properties fo:font-size="15pt" style:font-size-asian="15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/>
    </style:style>
    <style:style style:name="P114" style:parent-style-name="Обычный" style:family="paragraph">
      <style:text-properties fo:font-size="15pt" style:font-size-asian="15pt" style:font-size-complex="15pt" fo:language="en" fo:country="US"/>
    </style:style>
    <style:style style:name="P115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7" style:parent-style-name="Основнойшрифтабзаца" style:family="text">
      <style:text-properties fo:font-size="15pt" style:font-size-asian="15pt" style:font-size-complex="15pt"/>
    </style:style>
    <style:style style:name="T118" style:parent-style-name="Основнойшрифтабзаца" style:family="text">
      <style:text-properties fo:font-size="15pt" style:font-size-asian="15pt" style:font-size-complex="15pt"/>
    </style:style>
    <style:style style:name="P119" style:parent-style-name="Обычный" style:family="paragraph">
      <style:text-properties fo:font-size="15pt" style:font-size-asian="15pt" style:font-size-complex="15pt"/>
    </style:style>
    <style:style style:name="P120" style:parent-style-name="Обычный" style:family="paragraph">
      <style:text-properties fo:font-size="15pt" style:font-size-asian="15pt" style:font-size-complex="15pt"/>
    </style:style>
    <style:style style:name="P121" style:parent-style-name="Обычный" style:family="paragraph">
      <style:text-properties fo:font-size="15pt" style:font-size-asian="15pt" style:font-size-complex="15pt"/>
    </style:style>
    <style:style style:name="P122" style:parent-style-name="Обычный" style:family="paragraph">
      <style:text-properties fo:font-size="15pt" style:font-size-asian="15pt" style:font-size-complex="15pt"/>
    </style:style>
    <style:style style:name="P123" style:parent-style-name="Обычный" style:family="paragraph">
      <style:text-properties fo:font-size="15pt" style:font-size-asian="15pt" style:font-size-complex="15pt"/>
    </style:style>
    <style:style style:name="P124" style:parent-style-name="Обычный" style:family="paragraph">
      <style:text-properties fo:font-size="15pt" style:font-size-asian="15pt" style:font-size-complex="15pt"/>
    </style:style>
    <style:style style:name="P125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3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Обычный"><text:span text:style-name="T23">Тип алгоритма:</text:span><text:span text:style-name="T24"><text:s/>линейный.</text:span></text:p>
      <text:p text:style-name="Обычный"><draw:custom-shape svg:x="2.21458in" svg:y="0.16736in" svg:width="2.05903in" svg:height="0.47917in" draw:z-index="251680768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5">Блок-схема алгоритма:</text:span></text:p>
      <text:p text:style-name="P26"><text:span text:style-name="T27">Начало</text:span></text:p>
      <text:p text:style-name="Обычный"><draw:connector draw:type="line" svg:x1="3.23195in" svg:y1="0.15278in" svg:x2="3.18403in" svg:y2="0.51667in" draw:z-index="251681792" draw:id="id1" draw:style-name="a1" draw:name="Линия 7" text:anchor-type="paragraph"><svg:title/><svg:desc/></draw:connector></text:p>
      <text:p text:style-name="P28"/>
      <text:p text:style-name="P29"><draw:custom-shape svg:x="0in" svg:y="0.01181in" svg:width="1.93264in" svg:height="0.32292in" draw:z-index="251679744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0">Ввод<text:s/></text:span><text:span text:style-name="T31">x</text:span></text:p>
      <text:p text:style-name="Обычный"><draw:connector draw:type="line" svg:x1="3.23195in" svg:y1="0.11181in" svg:x2="3.18403in" svg:y2="0.46459in" draw:z-index="251683840" draw:id="id3" draw:style-name="a3" draw:name="Линия 7" text:anchor-type="paragraph"><svg:title/><svg:desc/></draw:connector></text:p>
      <text:p text:style-name="P32"/>
      <text:p text:style-name="P33"><draw:custom-shape svg:x="0in" svg:y="0.01181in" svg:width="3.33264in" svg:height="0.60278in" draw:z-index="251685888" draw:id="id4" draw:style-name="a4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4">x</text:span><text:span text:style-name="T35"><text:s/>=<text:s/></text:span><text:span text:style-name="T36">int</text:span><text:span text:style-name="T37">(</text:span><text:span text:style-name="T38">input</text:span><text:span text:style-name="T39">(“Введите число:”))</text:span></text:p>
      <text:p text:style-name="P40"/>
      <text:p text:style-name="P41"><draw:connector draw:type="line" svg:x1="4.85in" svg:y1="0.00764in" svg:x2="5.81875in" svg:y2="0.19514in" draw:z-index="251694080" draw:id="id5" draw:style-name="a5" draw:name="Линия 7" text:anchor-type="paragraph"><svg:title/><svg:desc/></draw:connector><draw:custom-shape svg:x="5.29028in" svg:y="0.19514in" svg:width="1.57292in" svg:height="0.38542in" draw:z-index="251692032" draw:id="id6" draw:style-name="a6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2"><draw:connector draw:type="line" svg:x1="3.63125in" svg:y1="0.49653in" svg:x2="5.29792in" svg:y2="0.19514in" draw:z-index="251696128" draw:id="id7" draw:style-name="a7" draw:name="Линия 7" text:anchor-type="paragraph"><svg:title/><svg:desc/></draw:connector><text:span text:style-name="T43">a = x // 100</text:span></text:p>
      <text:p text:style-name="P44"/>
      <text:p text:style-name="P45"><draw:custom-shape svg:x="0in" svg:y="0.00764in" svg:width="2.16667in" svg:height="0.3125in" draw:z-index="251687936" draw:id="id8" draw:style-name="a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46">b = ( x // 10 ) % 10</text:span></text:p>
      <text:p text:style-name="P47"><draw:connector draw:type="line" svg:x1="0.89167in" svg:y1="0.21528in" svg:x2="2.17292in" svg:y2="0.00764in" draw:z-index="251698176" draw:id="id9" draw:style-name="a9" draw:name="Линия 7" text:anchor-type="paragraph"><svg:title/><svg:desc/></draw:connector><draw:custom-shape svg:x="-0.29583in" svg:y="0.21528in" svg:width="1.58264in" svg:height="0.36389in" draw:z-index="251689984" draw:id="id10" draw:style-name="a1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48"><draw:custom-shape svg:x="0.95833in" svg:y="0.20347in" svg:width="7.12431in" svg:height="1.04167in" draw:z-index="251699200" draw:id="id11" draw:style-name="a11" draw:name="Блок-схема: решение 1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draw:connector draw:type="line" svg:x1="1.2875in" svg:y1="0.20347in" svg:x2="2.40139in" svg:y2="0.33889in" draw:z-index="251701248" draw:id="id12" draw:style-name="a12" draw:name="Линия 7" text:anchor-type="paragraph"><svg:title/><svg:desc/></draw:connector><text:span text:style-name="T49">c = x % 10</text:span></text:p>
      <text:p text:style-name="P50"/>
      <text:p text:style-name="P51">( a – b ) * ( b – c ) &gt;= 0 and a != c then</text:p>
      <text:p text:style-name="P52"><draw:connector draw:type="line" svg:x1="6.44375in" svg:y1="0.07847in" svg:x2="6.99514in" svg:y2="1.26597in" draw:z-index="251709440" draw:id="id13" draw:style-name="a13" draw:name="Линия 7" text:anchor-type="paragraph"><svg:title/><svg:desc/></draw:connector><text:span text:style-name="T53">:</text:span><text:span text:style-name="T54">print</text:span><text:span text:style-name="T55"><text:s/>(‘Цифры данного числа образуют.’)</text:span></text:p>
      <text:p text:style-name="P56"><draw:connector draw:type="line" svg:x1="1.8382in" svg:y1="0.06806in" svg:x2="0.89167in" svg:y2="0.55695in" draw:z-index="251705344" draw:id="id14" draw:style-name="a14" draw:name="Линия 7" text:anchor-type="paragraph"><svg:title/><svg:desc/></draw:connector></text:p>
      <text:p text:style-name="P57"><text:span text:style-name="T58"><draw:custom-shape svg:x="-0.55625in" svg:y="0.16806in" svg:width="5.10417in" svg:height="0.92639in" draw:z-index="251703296" draw:id="id15" draw:style-name="a15" draw:name="Блок-схема: решение 1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59"/>
      <text:p text:style-name="Обычный"><text:span text:style-name="T60">Print</text:span><text:span text:style-name="T61">(‘Цифры данного числа не<text:s/></text:span><text:span text:style-name="T62">образуют.’)</text:span></text:p>
      <text:p text:style-name="Обычный"><draw:connector draw:type="line" svg:x1="3.99583in" svg:y1="0.75in" svg:x2="7.00625in" svg:y2="0.11597in" draw:z-index="251711488" draw:id="id16" draw:style-name="a16" draw:name="Линия 7" text:anchor-type="paragraph"><svg:title/><svg:desc/></draw:connector></text:p>
      <text:p text:style-name="Обычный"><draw:connector draw:type="line" svg:x1="2.08958in" svg:y1="0.16389in" svg:x2="3.00625in" svg:y2="0.55903in" draw:z-index="251707392" draw:id="id17" draw:style-name="a17" draw:name="Линия 7" text:anchor-type="paragraph"><svg:title/><svg:desc/></draw:connector></text:p>
      <text:p text:style-name="P63"/>
      <text:p text:style-name="P64"><draw:custom-shape svg:x="0in" svg:y="0.12986in" svg:width="1.55139in" svg:height="0.53125in" draw:z-index="251675648" draw:id="id18" draw:style-name="a18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65"><draw:connector draw:type="line" svg:x1="5.5368in" svg:y1="0.15555in" svg:x2="4.01597in" svg:y2="0.20485in" draw:z-index="251677696" draw:id="id19" draw:style-name="a19" draw:name="Линия 10" text:anchor-type="paragraph"><svg:title/><svg:desc/></draw:connector><draw:custom-shape svg:x="5.52708in" svg:y="0.14028in" svg:width="1.31667in" svg:height="0.46667in" draw:z-index="251674624" draw:id="id20" draw:style-name="a2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66">Вывод <text:s text:c="103"/></text:span></text:p>
      <text:p text:style-name="P67"><text:span text:style-name="T68"><text:s text:c="112"/>Конец</text:span></text:p>
      <text:p text:style-name="P69"/>
      <text:p text:style-name="P70"/>
      <text:p text:style-name="P71"/>
      <text:p text:style-name="P72"/>
      <text:p text:style-name="P73"/>
      <text:p text:style-name="P74">Студент группы ИС-27 Поповян А.Д.</text:p>
      <text:p text:style-name="P75"/>
      <text:p text:style-name="P76">Текст программы:</text:p>
      <text:p text:style-name="P77">x = int(input("ВВедите число:"))<text:line-break/>print('Цифры данного числа образуют возрастающую или убывающую последовательность.'<text:line-break/><text:s text:c="6"/>if (x//100-(x//10)%10)*<text:line-break/><text:s text:c="9"/>((x//10)%10 -x%10) &gt;= 0<text:line-break/><text:s text:c="9"/>and x//100 !=<text:s/>x%10<text:line-break/><text:s text:c="6"/>else 'Цифры данного числа не образуют возрастающую или убывающую последовательность.')</text:p>
      <text:p text:style-name="P78"/>
      <text:p text:style-name="Обычный"><text:span text:style-name="T79">Протокол работы программы:</text:span></text:p>
      <text:p text:style-name="P80">1)</text:p>
      <text:p text:style-name="Обычный"><text:span text:style-name="T81">C</text:span>:\<text:span text:style-name="T82">Users</text:span>\<text:span text:style-name="T83">Admin</text:span>\<text:span text:style-name="T84">AppData</text:span>\<text:span text:style-name="T85">Local</text:span>\<text:span text:style-name="T86">Programs</text:span>\<text:span text:style-name="T87">Python</text:span>\<text:span text:style-name="T88">Python</text:span>312\<text:span text:style-name="T89">python</text:span>.<text:span text:style-name="T90">exe</text:span><text:s/><text:span text:style-name="T91">C</text:span><text:span text:style-name="T92">:\</text:span><text:span text:style-name="T93">Users</text:span><text:span text:style-name="T94">\</text:span><text:span text:style-name="T95">Admin</text:span><text:span text:style-name="T96">\</text:span><text:span text:style-name="T97">PopovyanPr</text:span><text:span text:style-name="T98">\</text:span><text:span text:style-name="T99">Pz</text:span><text:span text:style-name="T100">_3\</text:span><text:span text:style-name="T101">Pz</text:span><text:span text:style-name="T102">_3_1.</text:span><text:span text:style-name="T103">py</text:span><text:span text:style-name="T104"><text:s/></text:span></text:p>
      <text:p text:style-name="P105">ВВедите<text:s/>число: 123</text:p>
      <text:p text:style-name="P106">Цифры данного числа образуют возрастающую или убывающую последовательность.</text:p>
      <text:p text:style-name="P107"/>
      <text:p text:style-name="P108">Process finished with exit code 0</text:p>
      <text:p text:style-name="P109">2)</text:p>
      <text:p text:style-name="P110">C:\Users\Admin\AppData\Local\Programs\Python\Python312\python.exe C:\Users\Admin\PopovyanPr\Pz_3\Pz_3_1.py<text:s/></text:p>
      <text:p text:style-name="P111">ВВедите число:02054234</text:p>
      <text:p text:style-name="P112">Цифры данного числа не образуют возрастающую или убывающую последовательность.</text:p>
      <text:p text:style-name="P113"/>
      <text:p text:style-name="P114">Process finished with exit code 0</text:p>
      <text:p text:style-name="P115"/>
      <text:p text:style-name="Обычный"><text:span text:style-name="T116">Вывод:<text:s/></text:span><text:span text:style-name="T117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 if, else. Выполнены разработка кода, отладка, тестирование, оптимизация<text:s/></text:span></text:p>
      <text:p text:style-name="Обычный"><text:span text:style-name="T118">программного кода. Готовые программные коды выложены на GitHub.</text:span></text:p>
      <text:p text:style-name="P119"/>
      <text:p text:style-name="P120"><text:s text:c="12"/></text:p>
      <text:p text:style-name="P121"/>
      <text:p text:style-name="P122"/>
      <text:p text:style-name="P123"/>
      <text:p text:style-name="P124"/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2T07:58:00Z</dc:date>
    <meta:template xlink:href="Normal" xlink:type="simple"/>
    <meta:editing-cycles>22</meta:editing-cycles>
    <meta:editing-duration>PT366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4" meta:word-count="327" meta:character-count="2190" meta:row-count="15" meta:non-whitespace-character-count="1867"/>
  </office:meta>
</office:document-meta>
</file>